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db4" officeooo:paragraph-rsid="000dedb4"/>
    </style:style>
    <style:style style:name="P2" style:family="paragraph" style:parent-style-name="Standard" style:list-style-name="L1">
      <style:text-properties officeooo:rsid="000dedb4" officeooo:paragraph-rsid="000dedb4"/>
    </style:style>
    <style:style style:name="P3" style:family="paragraph" style:parent-style-name="Standard" style:list-style-name="L1">
      <style:text-properties officeooo:paragraph-rsid="000dedb4"/>
    </style:style>
    <style:style style:name="P4" style:family="paragraph" style:parent-style-name="Standard">
      <style:text-properties officeooo:rsid="000f2cd9" officeooo:paragraph-rsid="000f2cd9"/>
    </style:style>
    <style:style style:name="P5" style:family="paragraph" style:parent-style-name="Standard">
      <style:text-properties officeooo:rsid="00100497" officeooo:paragraph-rsid="00100497"/>
    </style:style>
    <style:style style:name="T1" style:family="text">
      <style:text-properties officeooo:rsid="000dedb4"/>
    </style:style>
    <style:style style:name="T2" style:family="text">
      <style:text-properties officeooo:rsid="001004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io01:</text:p>
      <text:p text:style-name="P1"/>
      <text:p text:style-name="P1">Considere p seguinte problema:</text:p>
      <text:p text:style-name="P1"/>
      <text:p text:style-name="P1">Considere um programa que avalia o aprofeitamente de um aluno em uma determinada disciplina. Este programa recebe como parâmetros de entrada a nota1 e nota2, a quantidade de faltas do aluno e a carga horária da disciplina.</text:p>
      <text:p text:style-name="P1">O programa valida se os dados são válidos.</text:p>
      <text:p text:style-name="P1">Calcula ainda o aproveitamento do aluno, da seguinte forma:</text:p>
      <text:p text:style-name="P1"/>
      <text:p text:style-name="P1">1. se a quantidade de faltas for &gt; que 25% da carga horária, o aluno está reprovado por faltas.</text:p>
      <text:p text:style-name="P1">2. Se a média da somas das notas for &lt; 3,0 o aluno está reprovado por média.</text:p>
      <text:p text:style-name="P1">3. Se a média for &gt;= 3 e &lt; 5, está de segunda chamada.</text:p>
      <text:p text:style-name="P1">4. Se a média for &gt;= 6.0 está aprovado.</text:p>
      <text:p text:style-name="P1"/>
      <text:list xml:id="list1391646140" text:style-name="L1">
        <text:list-item>
          <text:p text:style-name="P3"><text:span text:style-name="T1">Definir um conjunto de classes de equivalência válidas e inválidas.</text:span></text:p>
        </text:list-item>
        <text:list-item>
          <text:p text:style-name="P2">Definir um conjunto de casos de testes para exercitar estas classes de equivalência.</text:p>
        </text:list-item>
        <text:list-item>
          <text:p text:style-name="P2">Implementar e executar estes casos de teste.</text:p>
        </text:list-item>
      </text:list>
      <text:p text:style-name="P1"/>
      <text:p text:style-name="P4">Classes de Equivalência:</text:p>
      <text:p text:style-name="P4"/>
      <text:p text:style-name="P4">QuantidadeParametros:</text:p>
      <text:p text:style-name="P4">CE1(I) – <text:s/>quantidadeParametros <text:span text:style-name="T2">&lt; 4;</text:span></text:p>
      <text:p text:style-name="P4">CE2(V) – quantidadeParametros <text:span text:style-name="T2">= 4;</text:span></text:p>
      <text:p text:style-name="P4">CE3(I) – <text:s/>quantidadeParametros <text:span text:style-name="T2">&gt; 4;</text:span></text:p>
      <text:p text:style-name="P4"/>
      <text:p text:style-name="P5">Nota1:</text:p>
      <text:p text:style-name="P5">CE4(I) – Nota1 &lt; 0;</text:p>
      <text:p text:style-name="P5">CE5(V) – 0 &lt;= Nota1 &lt;= 10;</text:p>
      <text:p text:style-name="P5">CE6(I) – Nota1 &gt; 10;</text:p>
      <text:p text:style-name="P5"/>
      <text:p text:style-name="P5">Nota2:</text:p>
      <text:p text:style-name="P5">CE7(I) – Nota2 &lt; 0;</text:p>
      <text:p text:style-name="P5">CE8(V) – 0 &lt;= Nota2 &lt;= 10;</text:p>
      <text:p text:style-name="P5">CE9(I) – Nota2 &gt; 10;</text:p>
      <text:p text:style-name="P5"/>
      <text:p text:style-name="P5">CargaHoraria:</text:p>
      <text:p text:style-name="P5">CE10(I) – CargaHoraria &lt; 0;</text:p>
      <text:p text:style-name="P5">CE11(V) – 0 &lt; CargaHoraria &lt;= 96;</text:p>
      <text:p text:style-name="P5">CE12(I) – CargaHoraria &gt; 96;</text:p>
      <text:p text:style-name="P5"/>
      <text:p text:style-name="P5">QuantidadeFaltas:</text:p>
      <text:p text:style-name="P5">CE13(I) – QuantidadeFaltas &lt; 0;</text:p>
      <text:p text:style-name="P5">CE14(V) – 0 &lt; QuantidadeFaltas &lt;= 25% cargaHoraria;</text:p>
      <text:p text:style-name="P5">CE15(V) – 25% cargaHoraria &lt; QuantidadeFaltas &lt; CargaHoraria;</text:p>
      <text:p text:style-name="P5">CE16(I) – QuantidadeFaltas &gt; CargaHora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3:33:38.507021614</meta:creation-date>
    <dc:date>2019-04-27T14:11:17.926019729</dc:date>
    <meta:editing-duration>PT37M4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35" meta:character-count="1424" meta:non-whitespace-character-count="1208"/>
  </office:meta>
</office:document-meta>
</file>